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05139" officeooo:paragraph-rsid="001610b4"/>
    </style:style>
    <style:style style:name="P2" style:family="paragraph" style:parent-style-name="Standard">
      <style:text-properties officeooo:rsid="0028b491" officeooo:paragraph-rsid="001610b4"/>
    </style:style>
    <style:style style:name="P3" style:family="paragraph" style:parent-style-name="Standard">
      <style:text-properties officeooo:rsid="00370312" officeooo:paragraph-rsid="001610b4"/>
    </style:style>
    <style:style style:name="P4" style:family="paragraph" style:parent-style-name="Standard">
      <style:text-properties officeooo:rsid="005cc6b3" officeooo:paragraph-rsid="001610b4"/>
    </style:style>
    <style:style style:name="P5" style:family="paragraph" style:parent-style-name="Standard">
      <style:text-properties officeooo:rsid="005d8b82" officeooo:paragraph-rsid="001610b4"/>
    </style:style>
    <style:style style:name="P6" style:family="paragraph" style:parent-style-name="Standard">
      <style:text-properties officeooo:rsid="005e7115" officeooo:paragraph-rsid="001610b4"/>
    </style:style>
    <style:style style:name="P7" style:family="paragraph" style:parent-style-name="Standard">
      <style:text-properties officeooo:rsid="006314f1" officeooo:paragraph-rsid="001610b4"/>
    </style:style>
    <style:style style:name="T1" style:family="text">
      <style:text-properties officeooo:rsid="003a3795"/>
    </style:style>
    <style:style style:name="T2" style:family="text">
      <style:text-properties officeooo:rsid="005146f2"/>
    </style:style>
    <style:style style:name="T3" style:family="text">
      <style:text-properties officeooo:rsid="0041d521"/>
    </style:style>
    <style:style style:name="T4" style:family="text">
      <style:text-properties officeooo:rsid="00392059"/>
    </style:style>
    <style:style style:name="T5" style:family="text">
      <style:text-properties officeooo:rsid="0042f153"/>
    </style:style>
    <style:style style:name="T6" style:family="text">
      <style:text-properties officeooo:rsid="0051863b"/>
    </style:style>
    <style:style style:name="T7" style:family="text">
      <style:text-properties officeooo:rsid="0061b1b2"/>
    </style:style>
    <style:style style:name="T8" style:family="text">
      <style:text-properties officeooo:rsid="0061c00b"/>
    </style:style>
    <style:style style:name="T9" style:family="text">
      <style:text-properties officeooo:rsid="0062d6ea"/>
    </style:style>
    <style:style style:name="T10" style:family="text">
      <style:text-properties officeooo:rsid="006314f1"/>
    </style:style>
    <style:style style:name="T11" style:family="text">
      <style:text-properties officeooo:rsid="00641aef"/>
    </style:style>
    <style:style style:name="T12" style:family="text">
      <style:text-properties officeooo:rsid="006599c2"/>
    </style:style>
    <style:style style:name="T13" style:family="text">
      <style:text-properties officeooo:rsid="00675b11"/>
    </style:style>
    <style:style style:name="T14" style:family="text">
      <style:text-properties officeooo:rsid="00161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Quiz</text:span></text:p>
      <text:p text:style-name="P2"/>
      <text:p text:style-name="P3">1-1</text:p>
      <text:p text:style-name="P3">1-2</text:p>
      <text:p text:style-name="P3">1-3</text:p>
      <text:p text:style-name="P3">1-4 <text:span text:style-name="T1">s누르면 저장되며 종료, 나머지는 저장안하고 종료 - 완료</text:span></text:p>
      <text:p text:style-name="P3"/>
      <text:p text:style-name="P3">2-1 색공간 표현방법 이해 - 완료</text:p>
      <text:p text:style-name="P3">2-2 <text:span text:style-name="T2">HSV가 효과적일 때 - 어두울 때</text:span></text:p>
      <text:p text:style-name="P3">2-3 <text:span text:style-name="T3">RGB로 변경 - 완료</text:span></text:p>
      <text:p text:style-name="P3">2-4 <text:span text:style-name="T2">RGB 흑백으로 - 완료</text:span></text:p>
      <text:p text:style-name="P3"/>
      <text:p text:style-name="P3">3-1 사이즈, 채널 확인 - 완료</text:p>
      <text:p text:style-name="P3">3-2 얼굴만 <text:span text:style-name="T4">crop - 완료</text:span></text:p>
      <text:p text:style-name="P3">3-3 <text:span text:style-name="T4">1.5배 증가 - 완료</text:span></text:p>
      <text:p text:style-name="P3">3-4 <text:span text:style-name="T4">90도 회전 - 완료</text:span></text:p>
      <text:p text:style-name="P3"/>
      <text:p text:style-name="P3">4-1 컴퓨터가 너무 빠르기 때문에 동영상이 빠르게 재생 &gt; 정상화 - 완료</text:p>
      <text:p text:style-name="P3">4-2 끝까지 재생되면 처음부터 반복하게 - 완료</text:p>
      <text:p text:style-name="P3">4-3 크기를 반으로 <text:span text:style-name="T5">resize - 완료</text:span></text:p>
      <text:p text:style-name="P3">4-4 <text:span text:style-name="T6">c 입력 받으면 해당 프레임을 이미지로 저장, 이름은 001.jpg, 002.jpg …. - 완료</text:span></text:p>
      <text:p text:style-name="P3"/>
      <text:p text:style-name="P4">5-1 가지고 있는 카메라 해상도 확인 후 변경 - 완료</text:p>
      <text:p text:style-name="P4">5-2 <text:span text:style-name="T7">input을 output.mp4 동영상 파일로 저장 - 완료</text:span></text:p>
      <text:p text:style-name="P5">6-1 <text:span text:style-name="T8">tex</text:span><text:span text:style-name="T9">t/font/color/크기,굵기,출력위치 등 모든 값 변경하기 - 완료</text:span></text:p>
      <text:p text:style-name="P5">6-2 동그라미 그리<text:span text:style-name="T10">는 함수 찾기 - 완료</text:span></text:p>
      <text:p text:style-name="P6">6-3 마우스 왼쪽 버튼을 클릭하면 해당 위치에 동그라미가 그려지게 - 완료</text:p>
      <text:p text:style-name="P7">event_LBUTTONDOWN 활용</text:p>
      <text:p text:style-name="P6"/>
      <text:p text:style-name="P1">6-4 <text:span text:style-name="T11">trackbar를 컨트롤해서 text 굵기 변화 - 완료</text:span></text:p>
      <text:p text:style-name="P1">6-5 <text:span text:style-name="T12">trackbar 추가해서 font size 변경 - 완료</text:span></text:p>
      <text:p text:style-name="P1">6-6 <text:span text:style-name="T13">r/g/b trackbar 추가해서 font color 변경 – 완료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0:47:27.500896253</meta:creation-date>
    <dc:date>2023-12-15T10:47:55.499242112</dc:date>
    <meta:editing-duration>PT28S</meta:editing-duration>
    <meta:editing-cycles>1</meta:editing-cycles>
    <meta:document-statistic meta:table-count="0" meta:image-count="0" meta:object-count="0" meta:page-count="1" meta:paragraph-count="26" meta:word-count="345" meta:character-count="654" meta:non-whitespace-character-count="513"/>
    <meta:generator>LibreOffice/7.3.7.2$Linux_X86_64 LibreOffice_project/30$Build-2</meta:generator>
  </office:meta>
</office:document-meta>
</file>